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4.563cm"/>
    </style:style>
    <style:style style:name="co3" style:family="table-column">
      <style:table-column-properties fo:break-before="auto" style:column-width="3.327cm"/>
    </style:style>
    <style:style style:name="co4" style:family="table-column">
      <style:table-column-properties fo:break-before="auto" style:column-width="4.059cm"/>
    </style:style>
    <style:style style:name="co5" style:family="table-column">
      <style:table-column-properties fo:break-before="auto" style:column-width="3.574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889cm"/>
    </style:style>
    <style:style style:name="co8" style:family="table-column">
      <style:table-column-properties fo:break-before="auto" style:column-width="4.817cm"/>
    </style:style>
    <style:style style:name="co9" style:family="table-column">
      <style:table-column-properties fo:break-before="auto" style:column-width="2.972cm"/>
    </style:style>
    <style:style style:name="co10" style:family="table-column">
      <style:table-column-properties fo:break-before="auto" style:column-width="12.635cm"/>
    </style:style>
    <style:style style:name="co11" style:family="table-column">
      <style:table-column-properties fo:break-before="auto" style:column-width="4.152cm"/>
    </style:style>
    <style:style style:name="co12" style:family="table-column">
      <style:table-column-properties fo:break-before="auto" style:column-width="2.341cm"/>
    </style:style>
    <style:style style:name="co13" style:family="table-column">
      <style:table-column-properties fo:break-before="auto" style:column-width="4.99cm"/>
    </style:style>
    <style:style style:name="co14" style:family="table-column">
      <style:table-column-properties fo:break-before="auto" style:column-width="5.634cm"/>
    </style:style>
    <style:style style:name="co15" style:family="table-column">
      <style:table-column-properties fo:break-before="auto" style:column-width="1.018cm"/>
    </style:style>
    <style:style style:name="co16" style:family="table-column">
      <style:table-column-properties fo:break-before="auto" style:column-width="4.755cm"/>
    </style:style>
    <style:style style:name="co17" style:family="table-column">
      <style:table-column-properties fo:break-before="auto" style:column-width="7.886cm"/>
    </style:style>
    <style:style style:name="co18" style:family="table-column">
      <style:table-column-properties fo:break-before="auto" style:column-width="15.125cm"/>
    </style:style>
    <style:style style:name="co19" style:family="table-column">
      <style:table-column-properties fo:break-before="auto" style:column-width="3.635cm"/>
    </style:style>
    <style:style style:name="co20" style:family="table-column">
      <style:table-column-properties fo:break-before="auto" style:column-width="2.143cm"/>
    </style:style>
    <style:style style:name="co21" style:family="table-column">
      <style:table-column-properties fo:break-before="auto" style:column-width="4.284cm"/>
    </style:style>
    <style:style style:name="co22" style:family="table-column">
      <style:table-column-properties fo:break-before="auto" style:column-width="2.06cm"/>
    </style:style>
    <style:style style:name="co23" style:family="table-column">
      <style:table-column-properties fo:break-before="auto" style:column-width="2.032cm"/>
    </style:style>
    <style:style style:name="co24" style:family="table-column">
      <style:table-column-properties fo:break-before="auto" style:column-width="2.004cm"/>
    </style:style>
    <style:style style:name="co25" style:family="table-column">
      <style:table-column-properties fo:break-before="auto" style:column-width="3.496cm"/>
    </style:style>
    <style:style style:name="co26" style:family="table-column">
      <style:table-column-properties fo:break-before="auto" style:column-width="6.144cm"/>
    </style:style>
    <style:style style:name="co27" style:family="table-column">
      <style:table-column-properties fo:break-before="auto" style:column-width="4.54cm"/>
    </style:style>
    <style:style style:name="co28" style:family="table-column">
      <style:table-column-properties fo:break-before="auto" style:column-width="2.905cm"/>
    </style:style>
    <style:style style:name="co29" style:family="table-column">
      <style:table-column-properties fo:break-before="auto" style:column-width="2.51cm"/>
    </style:style>
    <style:style style:name="co30" style:family="table-column">
      <style:table-column-properties fo:break-before="auto" style:column-width="1.58cm"/>
    </style:style>
    <style:style style:name="co31" style:family="table-column">
      <style:table-column-properties fo:break-before="auto" style:column-width="1.439cm"/>
    </style:style>
    <style:style style:name="co32" style:family="table-column">
      <style:table-column-properties fo:break-before="auto" style:column-width="1.328cm"/>
    </style:style>
    <style:style style:name="co33" style:family="table-column">
      <style:table-column-properties fo:break-before="auto" style:column-width="3.83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37cm" fo:break-before="auto" style:use-optimal-row-height="false"/>
    </style:style>
    <style:style style:name="ta1" style:family="table" style:master-page-name="PageStyle_5f_PortalService">
      <style:table-properties table:display="true" style:writing-mode="lr-tb"/>
    </style:style>
    <style:style style:name="ta2" style:family="table" style:master-page-name="PageStyle_5f_UserPortal">
      <style:table-properties table:display="true" style:writing-mode="lr-tb"/>
    </style:style>
    <style:style style:name="ta3" style:family="table" style:master-page-name="PageStyle_5f_Ini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middle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middle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wrap" fo:border="none" style:direction="ltr" style:rotation-angle="0" style:shrink-to-fit="false" style:vertical-align="middle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ff660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ccffff"/>
      <style:text-properties fo:font-size="10pt" style:font-size-asian="10pt" style:font-size-complex="10pt"/>
    </style:style>
    <style:style style:name="ce29" style:family="table-cell" style:parent-style-name="Default">
      <style:text-properties fo:font-size="10pt" style:font-size-asian="10pt" style:font-size-complex="10pt"/>
    </style:style>
    <style:style style:name="ce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shrink-to-fit="false" style:vertical-align="automatic"/>
      <style:paragraph-properties fo:text-align="start"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fix" style:repeat-content="false" fo:wrap-option="no-wrap" fo:border="none" style:direction="ltr" style:rotation-angle="0" style:shrink-to-fit="false" style:vertical-align="automatic"/>
      <style:paragraph-properties fo:text-align="start"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fix" style:repeat-content="false" fo:wrap-option="no-wrap" fo:border="none" style:direction="ltr" style:rotation-angle="0" style:shrink-to-fit="false" style:vertical-align="automatic"/>
      <style:paragraph-properties fo:text-align="start"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ackground-color="#ff6600" style:cell-protect="protected" style:print-content="true" style:diagonal-bl-tr="none" style:diagonal-tl-br="none" style:text-align-source="fix" style:repeat-content="false" fo:wrap-option="no-wrap" fo:border="none" style:direction="ltr" style:rotation-angle="0" style:shrink-to-fit="false" style:vertical-align="automatic"/>
      <style:paragraph-properties fo:text-align="start"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PortalService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1" table:number-columns-repeated="8" table:default-cell-style-name="ce5"/>
        <table:table-column table:style-name="co5" table:default-cell-style-name="ce5"/>
        <table:table-column table:style-name="co1" table:number-columns-repeated="243" table:default-cell-style-name="ce5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4" office:value-type="string">
            <text:p>id</text:p>
          </table:table-cell>
          <table:table-cell table:style-name="ce14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Service Portail</text:p>
          </table:table-cell>
          <table:table-cell table:style-name="ce11" table:number-columns-repeated="2"/>
          <table:table-cell table:style-name="ce11" office:value-type="string">
            <text:p>PORTAL_SERVICE</text:p>
          </table:table-cell>
          <table:table-cell table:style-name="ce11" table:number-columns-repeated="6"/>
          <table:table-cell table:style-name="ce17"/>
          <table:table-cell table:style-name="ce11" table:number-columns-repeated="3"/>
          <table:table-cell table:style-name="ce4"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 table:number-columns-repeated="10"/>
          <table:table-cell table:style-name="ce18"/>
          <table:table-cell table:style-name="ce4" table:number-columns-repeated="243"/>
        </table:table-row>
        <table:table-row table:style-name="ro1">
          <table:table-cell table:style-name="ce4" office:value-type="string">
            <text:p>DFLDID</text:p>
          </table:table-cell>
          <table:table-cell table:style-name="ce4" office:value-type="string">
            <text:p>AUTO</text:p>
          </table:table-cell>
          <table:table-cell table:style-name="ce4" table:number-columns-repeated="10"/>
          <table:table-cell table:style-name="ce18"/>
          <table:table-cell table:style-name="ce4" table:number-columns-repeated="243"/>
        </table:table-row>
        <table:table-row table:style-name="ro1">
          <table:table-cell table:style-name="ce4" office:value-type="string">
            <text:p>WID</text:p>
          </table:table-cell>
          <table:table-cell table:style-name="ce4" table:number-columns-repeated="11"/>
          <table:table-cell table:style-name="ce18"/>
          <table:table-cell table:style-name="ce4" table:number-columns-repeated="243"/>
        </table:table-row>
        <table:table-row table:style-name="ro1">
          <table:table-cell office:value-type="string">
            <text:p>ICON</text:p>
          </table:table-cell>
          <table:table-cell office:value-type="string">
            <text:p>portal_service.gif</text:p>
          </table:table-cell>
          <table:table-cell table:style-name="ce4" table:number-columns-repeated="10"/>
          <table:table-cell table:style-name="ce18"/>
          <table:table-cell table:style-name="ce4" table:number-columns-repeated="243"/>
        </table:table-row>
        <table:table-row table:style-name="ro1">
          <table:table-cell office:value-type="string">
            <text:p>TAG</text:p>
          </table:table-cell>
          <table:table-cell office:value-type="string">
            <text:p>P</text:p>
          </table:table-cell>
          <table:table-cell table:style-name="ce4" table:number-columns-repeated="10"/>
          <table:table-cell table:style-name="ce18"/>
          <table:table-cell table:style-name="ce4" table:number-columns-repeated="243"/>
        </table:table-row>
        <table:table-row table:style-name="ro1">
          <table:table-cell office:value-type="string">
            <text:p>METHOD</text:p>
          </table:table-cell>
          <table:table-cell/>
          <table:table-cell table:style-name="ce4" table:number-columns-repeated="10"/>
          <table:table-cell table:style-name="ce18"/>
          <table:table-cell table:style-name="ce4" table:number-columns-repeated="243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PortalService.php</text:p>
          </table:table-cell>
          <table:table-cell table:style-name="ce4" table:number-columns-repeated="10"/>
          <table:table-cell table:style-name="ce18"/>
          <table:table-cell table:style-name="ce4" table:number-columns-repeated="243"/>
        </table:table-row>
        <table:table-row table:style-name="ro1">
          <table:table-cell table:number-columns-repeated="2"/>
          <table:table-cell table:style-name="ce4" table:number-columns-repeated="10"/>
          <table:table-cell table:style-name="ce18"/>
          <table:table-cell table:style-name="ce4" table:number-columns-repeated="243"/>
        </table:table-row>
        <table:table-row table:style-name="ro1">
          <table:table-cell table:style-name="ce6" office:value-type="string">
            <text:p>//</text:p>
          </table:table-cell>
          <table:table-cell table:style-name="ce6" office:value-type="string">
            <text:p>idattr</text:p>
          </table:table-cell>
          <table:table-cell table:style-name="ce6" office:value-type="string">
            <text:p>idframe</text:p>
          </table:table-cell>
          <table:table-cell table:style-name="ce6" office:value-type="string">
            <text:p>label</text:p>
          </table:table-cell>
          <table:table-cell table:style-name="ce6" office:value-type="string">
            <text:p>T</text:p>
          </table:table-cell>
          <table:table-cell table:style-name="ce6" office:value-type="string">
            <text:p>A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ord</text:p>
          </table:table-cell>
          <table:table-cell table:style-name="ce6" office:value-type="string">
            <text:p>vis</text:p>
          </table:table-cell>
          <table:table-cell table:style-name="ce16" office:value-type="string">
            <text:p>need</text:p>
          </table:table-cell>
          <table:table-cell table:style-name="ce6" office:value-type="string">
            <text:p>link</text:p>
          </table:table-cell>
          <table:table-cell table:style-name="ce6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16" office:value-type="string">
            <text:p>elink</text:p>
          </table:table-cell>
          <table:table-cell table:style-name="ce16" office:value-type="string">
            <text:p>constraint</text:p>
          </table:table-cell>
          <table:table-cell table:style-name="ce16" office:value-type="string">
            <text:p>option</text:p>
          </table:table-cell>
          <table:table-cell table:style-name="ce16"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12" office:value-type="string">
            <text:p>PSVC_SPEC</text:p>
          </table:table-cell>
          <table:table-cell table:style-name="ce13"/>
          <table:table-cell table:style-name="ce12" office:value-type="string">
            <text:p>Service</text:p>
          </table:table-cell>
          <table:table-cell table:style-name="ce7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frame</text:p>
          </table:table-cell>
          <table:table-cell table:style-name="ce12" office:value-type="float" office:value="10">
            <text:p>10</text:p>
          </table:table-cell>
          <table:table-cell table:style-name="ce13" office:value-type="string">
            <text:p>W</text:p>
          </table:table-cell>
          <table:table-cell table:style-name="ce12" table:number-columns-repeated="7"/>
          <table:table-cell table:style-name="ce20"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PSVC_TITLE</text:p>
          </table:table-cell>
          <table:table-cell table:style-name="ce8" table:formula="of:=[.B12]" office:value-type="string" office:string-value="PSVC_SPEC">
            <text:p>PSVC_SPEC</text:p>
          </table:table-cell>
          <table:table-cell table:style-name="ce8" office:value-type="string">
            <text:p>Title</text:p>
          </table:table-cell>
          <table:table-cell table:style-name="ce8" office:value-type="string">
            <text:p>Y</text:p>
          </table:table-cell>
          <table:table-cell table:style-name="ce8" office:value-type="string">
            <text:p>Y</text:p>
          </table:table-cell>
          <table:table-cell table:style-name="ce8" office:value-type="string">
            <text:p>text</text:p>
          </table:table-cell>
          <table:table-cell table:style-name="ce8" table:formula="of:=[.H12]+10" office:value-type="float" office:value="20">
            <text:p>2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Y</text:p>
          </table:table-cell>
          <table:table-cell table:style-name="ce8" table:number-columns-repeated="6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PSVC_DESCR</text:p>
          </table:table-cell>
          <table:table-cell table:style-name="ce8" table:formula="of:=[.B12]" office:value-type="string" office:string-value="PSVC_SPEC">
            <text:p>PSVC_SPEC</text:p>
          </table:table-cell>
          <table:table-cell table:style-name="ce8" office:value-type="string">
            <text:p>Descriptio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longtext</text:p>
          </table:table-cell>
          <table:table-cell table:style-name="ce8" table:formula="of:=[.H13]+10" office:value-type="float" office:value="30">
            <text:p>3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PSVC_VURL</text:p>
          </table:table-cell>
          <table:table-cell table:style-name="ce8" table:formula="of:=[.B12]" office:value-type="string" office:string-value="PSVC_SPEC">
            <text:p>PSVC_SPEC</text:p>
          </table:table-cell>
          <table:table-cell table:style-name="ce8" office:value-type="string">
            <text:p>Consultatio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4]+10" office:value-type="float" office:value="40">
            <text:p>4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Y</text:p>
          </table:table-cell>
          <table:table-cell table:style-name="ce8" table:number-columns-repeated="6"/>
          <table:table-cell table:number-columns-repeated="240"/>
        </table:table-row>
        <table:table-row table:style-name="ro2">
          <table:table-cell table:style-name="ce8" office:value-type="string">
            <text:p>ATTR</text:p>
          </table:table-cell>
          <table:table-cell table:style-name="ce8" office:value-type="string">
            <text:p>PSVC_EURL</text:p>
          </table:table-cell>
          <table:table-cell table:style-name="ce8" table:formula="of:=[.B12]" office:value-type="string" office:string-value="PSVC_SPEC">
            <text:p>PSVC_SPEC</text:p>
          </table:table-cell>
          <table:table-cell table:style-name="ce8" office:value-type="string">
            <text:p>Editio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5]+10" office:value-type="float" office:value="50">
            <text:p>5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2">
          <table:table-cell table:style-name="ce8" office:value-type="string">
            <text:p>ATTR</text:p>
          </table:table-cell>
          <table:table-cell table:style-name="ce8" office:value-type="string">
            <text:p>PSVC_JSFILE</text:p>
          </table:table-cell>
          <table:table-cell table:style-name="ce8" table:formula="of:=[.B12]" office:value-type="string" office:string-value="PSVC_SPEC">
            <text:p>PSVC_SPEC</text:p>
          </table:table-cell>
          <table:table-cell table:style-name="ce8" office:value-type="string">
            <text:p>Javascript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6]+10" office:value-type="float" office:value="60">
            <text:p>6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2">
          <table:table-cell table:style-name="ce8" office:value-type="string">
            <text:p>ATTR</text:p>
          </table:table-cell>
          <table:table-cell table:style-name="ce8" office:value-type="string">
            <text:p>PSVC_CSSFILE</text:p>
          </table:table-cell>
          <table:table-cell table:style-name="ce8" table:formula="of:=[.B12]" office:value-type="string" office:string-value="PSVC_SPEC">
            <text:p>PSVC_SPEC</text:p>
          </table:table-cell>
          <table:table-cell table:style-name="ce8" office:value-type="string">
            <text:p>Css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7]+10" office:value-type="float" office:value="70">
            <text:p>7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2">
          <table:table-cell table:style-name="ce8" office:value-type="string">
            <text:p>ATTR</text:p>
          </table:table-cell>
          <table:table-cell table:style-name="ce8" office:value-type="string">
            <text:p>PSVC_ICON</text:p>
          </table:table-cell>
          <table:table-cell table:style-name="ce8" table:formula="of:=[.B12]" office:value-type="string" office:string-value="PSVC_SPEC">
            <text:p>PSVC_SPEC</text:p>
          </table:table-cell>
          <table:table-cell table:style-name="ce8" office:value-type="string">
            <text:p>Icon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file</text:p>
          </table:table-cell>
          <table:table-cell table:style-name="ce8" table:formula="of:=[.H18]+10" office:value-type="float" office:value="80">
            <text:p>8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PSVC_CATEGORIE</text:p>
          </table:table-cell>
          <table:table-cell table:style-name="ce8" table:formula="of:=[.B12]" office:value-type="string" office:string-value="PSVC_SPEC">
            <text:p>PSVC_SPEC</text:p>
          </table:table-cell>
          <table:table-cell table:style-name="ce8" office:value-type="string">
            <text:p>Catégori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enumlist</text:p>
          </table:table-cell>
          <table:table-cell table:style-name="ce8" table:formula="of:=[.H19]+10" office:value-type="float" office:value="90">
            <text:p>9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Y</text:p>
          </table:table-cell>
          <table:table-cell table:style-name="ce8" table:number-columns-repeated="2"/>
          <table:table-cell table:style-name="ce8" office:value-type="string">
            <text:p>10|Intranet,10.1010|Collaboratif,10.1020|Documents,10.1090|Divers,20|Actualité,20.2010|Economie,20.2020|Technologies,20.2030|Social,20.2040|Politique,20.2050|Générales,20.2060|Insolites,40|Informatiques,40.4005|Revue de presse,40.4010|Open Source,40.4020|Multimedia,40.4030|Logiciels,40.4040|Matériels,40.4090|Autres,50|Loisirs,50.5010|Sports,50.5020|Sorties,50.5030|Météo,50.5090|Autres,-1|Autres...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PSVC_REFRESHD</text:p>
          </table:table-cell>
          <table:table-cell table:style-name="ce8" table:formula="of:=[.B12]" office:value-type="string" office:string-value="PSVC_SPEC">
            <text:p>PSVC_SPEC</text:p>
          </table:table-cell>
          <table:table-cell table:style-name="ce8" office:value-type="string">
            <text:p>Délai de rafraîchissement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enumlist</text:p>
          </table:table-cell>
          <table:table-cell table:style-name="ce8" table:formula="of:=[.H20]+10" office:value-type="float" office:value="100">
            <text:p>10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Y</text:p>
          </table:table-cell>
          <table:table-cell table:style-name="ce8" table:number-columns-repeated="2"/>
          <table:table-cell table:style-name="ce8" office:value-type="string">
            <text:p>0|Jamais,5|5 minutes,15|1/4 d'heure,30|1/2 heure,60|1 heure,120|2 heures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7" office:value-type="string">
            <text:p>ATTR</text:p>
          </table:table-cell>
          <table:table-cell table:style-name="ce12" office:value-type="string">
            <text:p>PSVC_PARAMS</text:p>
          </table:table-cell>
          <table:table-cell table:style-name="ce13"/>
          <table:table-cell table:style-name="ce12" office:value-type="string">
            <text:p>Paramêtres</text:p>
          </table:table-cell>
          <table:table-cell table:style-name="ce7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frame</text:p>
          </table:table-cell>
          <table:table-cell table:style-name="ce12" office:value-type="float" office:value="200">
            <text:p>200</text:p>
          </table:table-cell>
          <table:table-cell table:style-name="ce13" office:value-type="string">
            <text:p>W</text:p>
          </table:table-cell>
          <table:table-cell table:style-name="ce12" table:number-columns-repeated="7"/>
          <table:table-cell table:style-name="ce20"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PSVC_AVAILABLE</text:p>
          </table:table-cell>
          <table:table-cell table:style-name="ce8" table:formula="of:=[.B23]" office:value-type="string" office:string-value="PSVC_PARAMS">
            <text:p>PSVC_PARAMS</text:p>
          </table:table-cell>
          <table:table-cell table:style-name="ce8" office:value-type="string">
            <text:p>Disponibl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enum</text:p>
          </table:table-cell>
          <table:table-cell table:style-name="ce8" table:formula="of:=[.H23]+10" office:value-type="float" office:value="210">
            <text:p>210</text:p>
          </table:table-cell>
          <table:table-cell table:style-name="ce8" office:value-type="string">
            <text:p>W</text:p>
          </table:table-cell>
          <table:table-cell table:style-name="ce8" table:number-columns-repeated="3"/>
          <table:table-cell table:style-name="ce8" office:value-type="string">
            <text:p>[hcheck]1|Oui,0|Non</text:p>
          </table:table-cell>
          <table:table-cell table:style-name="ce8" table:number-columns-repeated="2"/>
          <table:table-cell table:style-name="ce8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PSVC_UMODE</text:p>
          </table:table-cell>
          <table:table-cell table:style-name="ce8" table:formula="of:=[.B23]" office:value-type="string" office:string-value="PSVC_PARAMS">
            <text:p>PSVC_PARAMS</text:p>
          </table:table-cell>
          <table:table-cell table:style-name="ce8" office:value-type="string">
            <text:p>Modifiabl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enum</text:p>
          </table:table-cell>
          <table:table-cell table:style-name="ce8" table:formula="of:=[.H24]+10" office:value-type="float" office:value="220">
            <text:p>220</text:p>
          </table:table-cell>
          <table:table-cell table:style-name="ce8" office:value-type="string">
            <text:p>W</text:p>
          </table:table-cell>
          <table:table-cell table:style-name="ce8" table:number-columns-repeated="3"/>
          <table:table-cell table:style-name="ce8" office:value-type="string">
            <text:p>[hcheck]1|Oui,0|Non</text:p>
          </table:table-cell>
          <table:table-cell table:style-name="ce8" table:number-columns-repeated="2"/>
          <table:table-cell table:style-name="ce8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PSVC_MANDATORY</text:p>
          </table:table-cell>
          <table:table-cell table:style-name="ce8" table:formula="of:=[.B23]" office:value-type="string" office:string-value="PSVC_PARAMS">
            <text:p>PSVC_PARAMS</text:p>
          </table:table-cell>
          <table:table-cell table:style-name="ce8" office:value-type="string">
            <text:p>Obligatoir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enum</text:p>
          </table:table-cell>
          <table:table-cell table:style-name="ce8" table:formula="of:=[.H25]+10" office:value-type="float" office:value="230">
            <text:p>230</text:p>
          </table:table-cell>
          <table:table-cell table:style-name="ce8" office:value-type="string">
            <text:p>W</text:p>
          </table:table-cell>
          <table:table-cell table:style-name="ce8" table:number-columns-repeated="3"/>
          <table:table-cell table:style-name="ce8" office:value-type="string">
            <text:p>[hcheck]0|Optionnel,1|Obligatoire</text:p>
          </table:table-cell>
          <table:table-cell table:style-name="ce8" table:number-columns-repeated="2"/>
          <table:table-cell table:style-name="ce8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PSVC_INTERACTIF</text:p>
          </table:table-cell>
          <table:table-cell table:style-name="ce8" table:formula="of:=[.B23]" office:value-type="string" office:string-value="PSVC_PARAMS">
            <text:p>PSVC_PARAMS</text:p>
          </table:table-cell>
          <table:table-cell table:style-name="ce8" office:value-type="string">
            <text:p>Interactif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enum</text:p>
          </table:table-cell>
          <table:table-cell table:style-name="ce8" table:formula="of:=[.H26]+10" office:value-type="float" office:value="240">
            <text:p>240</text:p>
          </table:table-cell>
          <table:table-cell table:style-name="ce8" office:value-type="string">
            <text:p>W</text:p>
          </table:table-cell>
          <table:table-cell table:style-name="ce8" table:number-columns-repeated="3"/>
          <table:table-cell table:style-name="ce8" office:value-type="string">
            <text:p>[hcheck]0|Non,1|Oui</text:p>
          </table:table-cell>
          <table:table-cell table:style-name="ce8" table:number-columns-repeated="2"/>
          <table:table-cell table:style-name="ce8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PSVC_APPNEEDED</text:p>
          </table:table-cell>
          <table:table-cell table:style-name="ce8" table:formula="of:=[.B23]" office:value-type="string" office:string-value="PSVC_PARAMS">
            <text:p>PSVC_PARAMS</text:p>
          </table:table-cell>
          <table:table-cell table:style-name="ce8" office:value-type="string">
            <text:p>Application attendu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27]+10" office:value-type="float" office:value="250">
            <text:p>25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style-name="ce9" office:value-type="string">
            <text:p>DEFAULT</text:p>
          </table:table-cell>
          <table:table-cell table:style-name="ce9" office:value-type="string">
            <text:p>PSVC_CATEGORIE</text:p>
          </table:table-cell>
          <table:table-cell table:style-name="ce9" office:value-type="float" office:value="4">
            <text:p>4</text:p>
          </table:table-cell>
          <table:table-cell table:style-name="ce9" table:number-columns-repeated="13"/>
          <table:table-cell table:number-columns-repeated="240"/>
        </table:table-row>
        <table:table-row table:style-name="ro1">
          <table:table-cell table:style-name="ce10" office:value-type="string">
            <text:p>END</text:p>
          </table:table-cell>
          <table:table-cell table:style-name="ce10" table:number-columns-repeated="15"/>
          <table:table-cell table:number-columns-repeated="240"/>
        </table:table-row>
        <table:table-row table:style-name="ro1" table:number-rows-repeated="6550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UserPortal" table:style-name="ta2" table:print="false">
        <table:table-column table:style-name="co1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" table:number-columns-repeated="8" table:default-cell-style-name="ce5"/>
        <table:table-column table:style-name="co10" table:default-cell-style-name="ce5"/>
        <table:table-column table:style-name="co1" table:number-columns-repeated="2" table:default-cell-style-name="ce5"/>
        <table:table-column table:style-name="co11" table:default-cell-style-name="ce5"/>
        <table:table-column table:style-name="co1" table:number-columns-repeated="240" table:default-cell-style-name="ce5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4" office:value-type="string">
            <text:p>id</text:p>
          </table:table-cell>
          <table:table-cell table:style-name="ce14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Portail utilisateur</text:p>
          </table:table-cell>
          <table:table-cell table:style-name="ce11" table:number-columns-repeated="2"/>
          <table:table-cell table:style-name="ce11" office:value-type="string">
            <text:p>USER_PORTAL</text:p>
          </table:table-cell>
          <table:table-cell table:style-name="ce11" table:number-columns-repeated="6"/>
          <table:table-cell table:style-name="ce17"/>
          <table:table-cell table:style-name="ce11" table:number-columns-repeated="3"/>
          <table:table-cell table:style-name="ce4"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 table:number-columns-repeated="10"/>
          <table:table-cell table:style-name="ce18"/>
          <table:table-cell table:style-name="ce4" table:number-columns-repeated="243"/>
        </table:table-row>
        <table:table-row table:style-name="ro1">
          <table:table-cell table:style-name="ce4" office:value-type="string">
            <text:p>DFLDID</text:p>
          </table:table-cell>
          <table:table-cell table:style-name="ce4" table:number-columns-repeated="11"/>
          <table:table-cell table:style-name="ce18"/>
          <table:table-cell table:style-name="ce4" table:number-columns-repeated="243"/>
        </table:table-row>
        <table:table-row table:style-name="ro1">
          <table:table-cell table:style-name="ce4" office:value-type="string">
            <text:p>WID</text:p>
          </table:table-cell>
          <table:table-cell table:style-name="ce4" table:number-columns-repeated="11"/>
          <table:table-cell table:style-name="ce18"/>
          <table:table-cell table:style-name="ce4" table:number-columns-repeated="243"/>
        </table:table-row>
        <table:table-row table:style-name="ro1">
          <table:table-cell office:value-type="string">
            <text:p>ICON</text:p>
          </table:table-cell>
          <table:table-cell office:value-type="string">
            <text:p>user_portal.gif</text:p>
          </table:table-cell>
          <table:table-cell table:style-name="ce4" table:number-columns-repeated="10"/>
          <table:table-cell table:style-name="ce18"/>
          <table:table-cell table:style-name="ce4" table:number-columns-repeated="243"/>
        </table:table-row>
        <table:table-row table:style-name="ro1">
          <table:table-cell office:value-type="string">
            <text:p>TAG</text:p>
          </table:table-cell>
          <table:table-cell office:value-type="string">
            <text:p>P</text:p>
          </table:table-cell>
          <table:table-cell table:style-name="ce4" table:number-columns-repeated="10"/>
          <table:table-cell table:style-name="ce18"/>
          <table:table-cell table:style-name="ce4" table:number-columns-repeated="243"/>
        </table:table-row>
        <table:table-row table:style-name="ro1">
          <table:table-cell office:value-type="string">
            <text:p>METHOD</text:p>
          </table:table-cell>
          <table:table-cell/>
          <table:table-cell table:style-name="ce4" table:number-columns-repeated="10"/>
          <table:table-cell table:style-name="ce18"/>
          <table:table-cell table:style-name="ce4" table:number-columns-repeated="243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UserPortal.php</text:p>
          </table:table-cell>
          <table:table-cell table:style-name="ce4" table:number-columns-repeated="10"/>
          <table:table-cell table:style-name="ce18"/>
          <table:table-cell table:style-name="ce4" table:number-columns-repeated="243"/>
        </table:table-row>
        <table:table-row table:style-name="ro1">
          <table:table-cell table:number-columns-repeated="2"/>
          <table:table-cell table:style-name="ce4" table:number-columns-repeated="10"/>
          <table:table-cell table:style-name="ce18"/>
          <table:table-cell table:style-name="ce4" table:number-columns-repeated="243"/>
        </table:table-row>
        <table:table-row table:style-name="ro1">
          <table:table-cell table:style-name="ce6" office:value-type="string">
            <text:p>//</text:p>
          </table:table-cell>
          <table:table-cell table:style-name="ce6" office:value-type="string">
            <text:p>idattr</text:p>
          </table:table-cell>
          <table:table-cell table:style-name="ce6" office:value-type="string">
            <text:p>idframe</text:p>
          </table:table-cell>
          <table:table-cell table:style-name="ce6" office:value-type="string">
            <text:p>label</text:p>
          </table:table-cell>
          <table:table-cell table:style-name="ce6" office:value-type="string">
            <text:p>T</text:p>
          </table:table-cell>
          <table:table-cell table:style-name="ce6" office:value-type="string">
            <text:p>A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ord</text:p>
          </table:table-cell>
          <table:table-cell table:style-name="ce6" office:value-type="string">
            <text:p>vis</text:p>
          </table:table-cell>
          <table:table-cell table:style-name="ce16" office:value-type="string">
            <text:p>need</text:p>
          </table:table-cell>
          <table:table-cell table:style-name="ce6" office:value-type="string">
            <text:p>link</text:p>
          </table:table-cell>
          <table:table-cell table:style-name="ce6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16" office:value-type="string">
            <text:p>elink</text:p>
          </table:table-cell>
          <table:table-cell table:style-name="ce16" office:value-type="string">
            <text:p>constraint</text:p>
          </table:table-cell>
          <table:table-cell table:style-name="ce16" office:value-type="string">
            <text:p>option</text:p>
          </table:table-cell>
          <table:table-cell table:style-name="ce16"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12" office:value-type="string">
            <text:p>UPORT_DESCR</text:p>
          </table:table-cell>
          <table:table-cell table:style-name="ce13"/>
          <table:table-cell table:style-name="ce12" office:value-type="string">
            <text:p>Portail</text:p>
          </table:table-cell>
          <table:table-cell table:style-name="ce7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frame</text:p>
          </table:table-cell>
          <table:table-cell table:style-name="ce12" office:value-type="float" office:value="10">
            <text:p>10</text:p>
          </table:table-cell>
          <table:table-cell table:style-name="ce13" office:value-type="string">
            <text:p>W</text:p>
          </table:table-cell>
          <table:table-cell table:style-name="ce12" table:number-columns-repeated="7"/>
          <table:table-cell table:style-name="ce20"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UPORT_TITLE</text:p>
          </table:table-cell>
          <table:table-cell table:style-name="ce8" table:formula="of:=[.B12]" office:value-type="string" office:string-value="UPORT_DESCR">
            <text:p>UPORT_DESCR</text:p>
          </table:table-cell>
          <table:table-cell table:style-name="ce8" office:value-type="string">
            <text:p>Titre</text:p>
          </table:table-cell>
          <table:table-cell table:style-name="ce8" office:value-type="string">
            <text:p>Y</text:p>
          </table:table-cell>
          <table:table-cell table:style-name="ce8" office:value-type="string">
            <text:p>Y</text:p>
          </table:table-cell>
          <table:table-cell table:style-name="ce8" office:value-type="string">
            <text:p>text</text:p>
          </table:table-cell>
          <table:table-cell table:style-name="ce8" table:formula="of:=[.H12]+10" office:value-type="float" office:value="20">
            <text:p>2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UPORT_OWNERID</text:p>
          </table:table-cell>
          <table:table-cell table:style-name="ce8" table:formula="of:=[.B12]" office:value-type="string" office:string-value="UPORT_DESCR">
            <text:p>UPORT_DESCR</text:p>
          </table:table-cell>
          <table:table-cell table:style-name="ce8" office:value-type="string">
            <text:p>Propriétaire Id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f:=[.H13]+10" office:value-type="float" office:value="30">
            <text:p>30</text:p>
          </table:table-cell>
          <table:table-cell table:style-name="ce8" office:value-type="string">
            <text:p>H</text:p>
          </table:table-cell>
          <table:table-cell table:style-name="ce8" office:value-type="string">
            <text:p>Y</text:p>
          </table:table-cell>
          <table:table-cell table:style-name="ce8" table:number-columns-repeated="2"/>
          <table:table-cell table:style-name="ce8" office:value-type="string">
            <text:p>::getTitle(UPORT_OWNERID):UPORT_OWNER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UPORT_OWNER</text:p>
          </table:table-cell>
          <table:table-cell table:style-name="ce8" table:formula="of:=[.B12]" office:value-type="string" office:string-value="UPORT_DESCR">
            <text:p>UPORT_DESCR</text:p>
          </table:table-cell>
          <table:table-cell table:style-name="ce8" office:value-type="string">
            <text:p>Propriétair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Y</text:p>
          </table:table-cell>
          <table:table-cell table:style-name="ce8" office:value-type="string">
            <text:p>text</text:p>
          </table:table-cell>
          <table:table-cell table:style-name="ce8" table:formula="of:=[.H14]+10" office:value-type="float" office:value="40">
            <text:p>4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8" office:value-type="string">
            <text:p>%S%app=FDL&amp;action=FDL_CARD&amp;id=%UPORT_OWNERID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familly(D,{IUSER},UPORT_OWNER):UPORT_OWNERID,UPORT_OWNER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1" office:value-type="string">
            <text:p>ATTR</text:p>
          </table:table-cell>
          <table:table-cell table:style-name="ce22" office:value-type="string">
            <text:p>UPORT_TSERVICES</text:p>
          </table:table-cell>
          <table:table-cell table:style-name="ce23" table:formula="of:=[.B12]" office:value-type="string" office:string-value="UPORT_DESCR">
            <text:p>UPORT_DESCR</text:p>
          </table:table-cell>
          <table:table-cell table:style-name="ce22" office:value-type="string">
            <text:p>Services</text:p>
          </table:table-cell>
          <table:table-cell table:style-name="ce21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2" office:value-type="string">
            <text:p>array</text:p>
          </table:table-cell>
          <table:table-cell table:style-name="ce22" office:value-type="float" office:value="100">
            <text:p>100</text:p>
          </table:table-cell>
          <table:table-cell table:style-name="ce23" office:value-type="string">
            <text:p>W</text:p>
          </table:table-cell>
          <table:table-cell table:style-name="ce22" table:number-columns-repeated="7"/>
          <table:table-cell table:style-name="ce20"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UPORT_SVCNUM</text:p>
          </table:table-cell>
          <table:table-cell table:style-name="ce8" table:formula="of:=[.B17]" office:value-type="string" office:string-value="UPORT_TSERVICES">
            <text:p>UPORT_TSERVICES</text:p>
          </table:table-cell>
          <table:table-cell table:style-name="ce8" office:value-type="string">
            <text:p>Service Number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int</text:p>
          </table:table-cell>
          <table:table-cell table:style-name="ce8" table:formula="of:=[.H17]+10" office:value-type="float" office:value="110">
            <text:p>110</text:p>
          </table:table-cell>
          <table:table-cell table:style-name="ce8" office:value-type="string">
            <text:p>R</text:p>
          </table:table-cell>
          <table:table-cell table:style-name="ce8" table:number-columns-repeated="7"/>
          <table:table-cell table:number-columns-repeated="240"/>
        </table:table-row>
        <table:table-row table:style-name="ro2">
          <table:table-cell table:style-name="ce8" office:value-type="string">
            <text:p>ATTR</text:p>
          </table:table-cell>
          <table:table-cell table:style-name="ce8" office:value-type="string">
            <text:p>UPORT_IDSVC</text:p>
          </table:table-cell>
          <table:table-cell table:style-name="ce8" table:formula="of:=[.B17]" office:value-type="string" office:string-value="UPORT_TSERVICES">
            <text:p>UPORT_TSERVICES</text:p>
          </table:table-cell>
          <table:table-cell table:style-name="ce8" office:value-type="string">
            <text:p>Id Servic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f:=[.H18]+10" office:value-type="float" office:value="120">
            <text:p>120</text:p>
          </table:table-cell>
          <table:table-cell table:style-name="ce8" office:value-type="string">
            <text:p>H</text:p>
          </table:table-cell>
          <table:table-cell table:style-name="ce8" table:number-columns-repeated="3"/>
          <table:table-cell table:style-name="ce8" office:value-type="string">
            <text:p>::getTitle(UPORT_IDSVC):UPORT_SVC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UPORT_SVC</text:p>
          </table:table-cell>
          <table:table-cell table:style-name="ce8" table:formula="of:=[.B17]" office:value-type="string" office:string-value="UPORT_TSERVICES">
            <text:p>UPORT_TSERVICES</text:p>
          </table:table-cell>
          <table:table-cell table:style-name="ce8" office:value-type="string">
            <text:p>Servic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9]+10" office:value-type="float" office:value="130">
            <text:p>13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8" office:value-type="string">
            <text:p>%S%app=FDL&amp;action=FDL_CARD&amp;id=%UPORT_IDSVC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familly(D,{PORTAL_SERVICE},UPORT_SVC):UPORT_IDSVC,UPORT_SVC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UPORT_PARAM</text:p>
          </table:table-cell>
          <table:table-cell table:style-name="ce8" table:formula="of:=[.B17]" office:value-type="string" office:string-value="UPORT_TSERVICES">
            <text:p>UPORT_TSERVICES</text:p>
          </table:table-cell>
          <table:table-cell table:style-name="ce8" office:value-type="string">
            <text:p>Paramêtres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20]+10" office:value-type="float" office:value="140">
            <text:p>14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UPORT_COLUMN</text:p>
          </table:table-cell>
          <table:table-cell table:style-name="ce8" table:formula="of:=[.B17]" office:value-type="string" office:string-value="UPORT_TSERVICES">
            <text:p>UPORT_TSERVICES</text:p>
          </table:table-cell>
          <table:table-cell table:style-name="ce8" office:value-type="string">
            <text:p>Colonn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int</text:p>
          </table:table-cell>
          <table:table-cell table:style-name="ce8" table:formula="of:=[.H21]+10" office:value-type="float" office:value="150">
            <text:p>15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UPORT_LINE</text:p>
          </table:table-cell>
          <table:table-cell table:style-name="ce8" table:formula="of:=[.B17]" office:value-type="string" office:string-value="UPORT_TSERVICES">
            <text:p>UPORT_TSERVICES</text:p>
          </table:table-cell>
          <table:table-cell table:style-name="ce8" office:value-type="string">
            <text:p>Lign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int</text:p>
          </table:table-cell>
          <table:table-cell table:style-name="ce8" table:formula="of:=[.H22]+10" office:value-type="float" office:value="160">
            <text:p>16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UPORT_OPEN</text:p>
          </table:table-cell>
          <table:table-cell table:style-name="ce8" table:formula="of:=[.B17]" office:value-type="string" office:string-value="UPORT_TSERVICES">
            <text:p>UPORT_TSERVICES</text:p>
          </table:table-cell>
          <table:table-cell table:style-name="ce8" office:value-type="string">
            <text:p>Ouvert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enum</text:p>
          </table:table-cell>
          <table:table-cell table:style-name="ce8" table:formula="of:=[.H23]+10" office:value-type="float" office:value="170">
            <text:p>170</text:p>
          </table:table-cell>
          <table:table-cell table:style-name="ce8" office:value-type="string">
            <text:p>W</text:p>
          </table:table-cell>
          <table:table-cell table:style-name="ce8" table:number-columns-repeated="3"/>
          <table:table-cell table:style-name="ce8" office:value-type="string">
            <text:p>[hcheck]1|Oui,0|Non</text:p>
          </table:table-cell>
          <table:table-cell table:style-name="ce8" table:number-columns-repeated="2"/>
          <table:table-cell table:style-name="ce8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UPORT_REFRESHD</text:p>
          </table:table-cell>
          <table:table-cell table:style-name="ce8" table:formula="of:=[.B17]" office:value-type="string" office:string-value="UPORT_TSERVICES">
            <text:p>UPORT_TSERVICES</text:p>
          </table:table-cell>
          <table:table-cell table:style-name="ce8" office:value-type="string">
            <text:p>Délai raf.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int</text:p>
          </table:table-cell>
          <table:table-cell table:style-name="ce8" table:formula="of:=[.H24]+10" office:value-type="float" office:value="180">
            <text:p>18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UPORT_PAGE</text:p>
          </table:table-cell>
          <table:table-cell table:style-name="ce8" table:formula="of:=[.B17]" office:value-type="string" office:string-value="UPORT_TSERVICES">
            <text:p>UPORT_TSERVICES</text:p>
          </table:table-cell>
          <table:table-cell table:style-name="ce8" office:value-type="string">
            <text:p>Pag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int</text:p>
          </table:table-cell>
          <table:table-cell table:style-name="ce8" table:formula="of:=[.H25]+10" office:value-type="float" office:value="190">
            <text:p>19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9" office:value-type="string">
            <text:p>DEFAULT</text:p>
          </table:table-cell>
          <table:table-cell table:style-name="ce9" office:value-type="string">
            <text:p>UPORT_PAGE</text:p>
          </table:table-cell>
          <table:table-cell table:style-name="ce9" office:value-type="float" office:value="1">
            <text:p>1</text:p>
          </table:table-cell>
          <table:table-cell table:style-name="ce9" table:number-columns-repeated="1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0" office:value-type="string">
            <text:p>END</text:p>
          </table:table-cell>
          <table:table-cell table:style-name="ce10" table:number-columns-repeated="15"/>
          <table:table-cell table:number-columns-repeated="240"/>
        </table:table-row>
        <table:table-row table:style-name="ro1" table:number-rows-repeated="6550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nit" table:style-name="ta3" table:print="false">
        <office:forms form:automatic-focus="false" form:apply-design-mode="false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30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12" table:default-cell-style-name="ce5"/>
        <table:table-column table:style-name="co25" table:default-cell-style-name="ce5"/>
        <table:table-column table:style-name="co26" table:default-cell-style-name="ce5"/>
        <table:table-column table:style-name="co27" table:default-cell-style-name="ce5"/>
        <table:table-column table:style-name="co28" table:default-cell-style-name="ce5"/>
        <table:table-column table:style-name="co29" table:default-cell-style-name="ce5"/>
        <table:table-column table:style-name="co30" table:default-cell-style-name="ce5"/>
        <table:table-column table:style-name="co31" table:default-cell-style-name="ce5"/>
        <table:table-column table:style-name="co32" table:default-cell-style-name="ce5"/>
        <table:table-column table:style-name="co33" table:default-cell-style-name="ce5"/>
        <table:table-column table:style-name="co1" table:number-columns-repeated="233" table:default-cell-style-name="ce5"/>
        <table:table-row table:style-name="ro1">
          <table:table-cell table:number-columns-repeated="256"/>
        </table:table-row>
        <table:table-row table:style-name="ro1">
          <table:table-cell table:style-name="ce25" office:value-type="string">
            <text:p>//FAM</text:p>
          </table:table-cell>
          <table:table-cell table:style-name="ce25" office:value-type="string">
            <text:p>recherche détaillée(DSEARCH)</text:p>
          </table:table-cell>
          <table:table-cell table:style-name="ce25" office:value-type="string">
            <text:p>&lt;specid&gt;</text:p>
          </table:table-cell>
          <table:table-cell table:style-name="ce25" office:value-type="string">
            <text:p>&lt;fldid&gt;</text:p>
          </table:table-cell>
          <table:table-cell table:style-name="ce25" office:value-type="string">
            <text:p>titre</text:p>
          </table:table-cell>
          <table:table-cell table:style-name="ce25" office:value-type="string">
            <text:p>couleur intercalaire</text:p>
          </table:table-cell>
          <table:table-cell table:style-name="ce25" office:value-type="string">
            <text:p>à utiliser dans les menus</text:p>
          </table:table-cell>
          <table:table-cell table:style-name="ce25" office:value-type="string">
            <text:p>mot-clef</text:p>
          </table:table-cell>
          <table:table-cell table:style-name="ce31" office:value-type="string">
            <text:p>révision</text:p>
          </table:table-cell>
          <table:table-cell table:style-name="ce25" office:value-type="string">
            <text:p>différence majuscule/minuscule</text:p>
          </table:table-cell>
          <table:table-cell table:style-name="ce25" office:value-type="string">
            <text:p>famille</text:p>
          </table:table-cell>
          <table:table-cell table:style-name="ce25" office:value-type="string">
            <text:p>fid amille</text:p>
          </table:table-cell>
          <table:table-cell table:style-name="ce25" office:value-type="string">
            <text:p>dossier racine</text:p>
          </table:table-cell>
          <table:table-cell table:style-name="ce25" office:value-type="string">
            <text:p>dans la poubelle</text:p>
          </table:table-cell>
          <table:table-cell table:style-name="ce25" office:value-type="string">
            <text:p>profondeur de recherche</text:p>
          </table:table-cell>
          <table:table-cell table:style-name="Default" office:value-type="string">
            <text:p>Utilisable comme flux RSS</text:p>
          </table:table-cell>
          <table:table-cell table:style-name="Default" office:value-type="string">
            <text:p>Flux RSS système</text:p>
          </table:table-cell>
          <table:table-cell office:value-type="string">
            <text:p>dossier père courant</text:p>
          </table:table-cell>
          <table:table-cell office:value-type="string">
            <text:p>opérateur logique</text:p>
          </table:table-cell>
          <table:table-cell office:value-type="string">
            <text:p>Conditions</text:p>
          </table:table-cell>
          <table:table-cell office:value-type="string">
            <text:p>attributs</text:p>
          </table:table-cell>
          <table:table-cell office:value-type="string">
            <text:p>fonctions</text:p>
          </table:table-cell>
          <table:table-cell office:value-type="string">
            <text:p>mot-clefs</text:p>
          </table:table-cell>
          <table:table-cell table:number-columns-repeated="233"/>
        </table:table-row>
        <table:table-row table:style-name="ro1">
          <table:table-cell table:style-name="ce26" office:value-type="string">
            <text:p>ORDER</text:p>
          </table:table-cell>
          <table:table-cell table:style-name="ce26" office:value-type="string">
            <text:p>DSEARCH</text:p>
          </table:table-cell>
          <table:table-cell table:style-name="ce26" table:number-columns-repeated="2"/>
          <table:table-cell table:style-name="ce26" office:value-type="string">
            <text:p>ba_title</text:p>
          </table:table-cell>
          <table:table-cell table:style-name="ce26" office:value-type="string">
            <text:p>gui_color</text:p>
          </table:table-cell>
          <table:table-cell table:style-name="ce26" office:value-type="string">
            <text:p>se_memo</text:p>
          </table:table-cell>
          <table:table-cell table:style-name="ce26" office:value-type="string">
            <text:p>se_key</text:p>
          </table:table-cell>
          <table:table-cell table:style-name="ce32" office:value-type="string">
            <text:p>se_latest</text:p>
          </table:table-cell>
          <table:table-cell table:style-name="ce26" office:value-type="string">
            <text:p>se_case</text:p>
          </table:table-cell>
          <table:table-cell table:style-name="ce26" office:value-type="string">
            <text:p>se_fam</text:p>
          </table:table-cell>
          <table:table-cell table:style-name="ce26" office:value-type="string">
            <text:p>se_famid</text:p>
          </table:table-cell>
          <table:table-cell table:style-name="ce26" office:value-type="string">
            <text:p>se_idfld</text:p>
          </table:table-cell>
          <table:table-cell table:style-name="ce26" office:value-type="string">
            <text:p>se_trash</text:p>
          </table:table-cell>
          <table:table-cell table:style-name="ce26" office:value-type="string">
            <text:p>se_sublevel</text:p>
          </table:table-cell>
          <table:table-cell table:style-name="Default" office:value-type="string">
            <text:p>gui_isrss</text:p>
          </table:table-cell>
          <table:table-cell table:style-name="Default" office:value-type="string">
            <text:p>gui_sysrss</text:p>
          </table:table-cell>
          <table:table-cell office:value-type="string">
            <text:p>se_cfld</text:p>
          </table:table-cell>
          <table:table-cell office:value-type="string">
            <text:p>se_ol</text:p>
          </table:table-cell>
          <table:table-cell office:value-type="string">
            <text:p>se_t_detail</text:p>
          </table:table-cell>
          <table:table-cell office:value-type="string">
            <text:p>se_attrids</text:p>
          </table:table-cell>
          <table:table-cell office:value-type="string">
            <text:p>se_funcs</text:p>
          </table:table-cell>
          <table:table-cell office:value-type="string">
            <text:p>se_keys</text:p>
          </table:table-cell>
          <table:table-cell table:number-columns-repeated="233"/>
        </table:table-row>
        <table:table-row table:style-name="ro1">
          <table:table-cell office:value-type="string">
            <text:p>DOC</text:p>
          </table:table-cell>
          <table:table-cell office:value-type="string">
            <text:p>DSEARCH</text:p>
          </table:table-cell>
          <table:table-cell office:value-type="string">
            <text:p>MY_LOCKED_DOCS</text:p>
          </table:table-cell>
          <table:table-cell/>
          <table:table-cell office:value-type="string">
            <text:p>Mes documents verrouillé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table:style-name="Default" office:value-type="string">
            <text:p>yes</text:p>
          </table:table-cell>
          <table:table-cell table:style-name="Default" office:value-type="string">
            <text:p>yes</text:p>
          </table:table-cell>
          <table:table-cell/>
          <table:table-cell office:value-type="string">
            <text:p>and</text:p>
          </table:table-cell>
          <table:table-cell/>
          <table:table-cell office:value-type="string">
            <text:p>locked</text:p>
          </table:table-cell>
          <table:table-cell office:value-type="string">
            <text:p>=</text:p>
          </table:table-cell>
          <table:table-cell office:value-type="string">
            <text:p>::getMyAttribute(us_whatid)</text:p>
          </table:table-cell>
          <table:table-cell table:number-columns-repeated="233"/>
        </table:table-row>
        <table:table-row table:style-name="ro1">
          <table:table-cell office:value-type="string">
            <text:p>DOC</text:p>
          </table:table-cell>
          <table:table-cell office:value-type="string">
            <text:p>DSEARCH</text:p>
          </table:table-cell>
          <table:table-cell office:value-type="string">
            <text:p>MY_AFFECT_DOCS</text:p>
          </table:table-cell>
          <table:table-cell/>
          <table:table-cell office:value-type="string">
            <text:p>Mes documents affecté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table:style-name="Default" office:value-type="string">
            <text:p>yes</text:p>
          </table:table-cell>
          <table:table-cell table:style-name="Default" office:value-type="string">
            <text:p>yes</text:p>
          </table:table-cell>
          <table:table-cell/>
          <table:table-cell office:value-type="string">
            <text:p>and</text:p>
          </table:table-cell>
          <table:table-cell/>
          <table:table-cell office:value-type="string">
            <text:p>allocated</text:p>
          </table:table-cell>
          <table:table-cell office:value-type="string">
            <text:p>=</text:p>
          </table:table-cell>
          <table:table-cell office:value-type="string">
            <text:p>::getMyAttribute(us_whatid)</text:p>
          </table:table-cell>
          <table:table-cell table:number-columns-repeated="233"/>
        </table:table-row>
        <table:table-row table:style-name="ro1">
          <table:table-cell office:value-type="string">
            <text:p>PROFIL</text:p>
          </table:table-cell>
          <table:table-cell office:value-type="string">
            <text:p>MY_LOCKED_DOCS</text:p>
          </table:table-cell>
          <table:table-cell office:value-type="float" office:value="512">
            <text:p>512</text:p>
          </table:table-cell>
          <table:table-cell table:number-columns-repeated="253"/>
        </table:table-row>
        <table:table-row table:style-name="ro1">
          <table:table-cell office:value-type="string">
            <text:p>PROFIL</text:p>
          </table:table-cell>
          <table:table-cell office:value-type="string">
            <text:p>MY_AFFECT_DOCS</text:p>
          </table:table-cell>
          <table:table-cell office:value-type="float" office:value="512">
            <text:p>512</text:p>
          </table:table-cell>
          <table:table-cell table:number-columns-repeated="253"/>
        </table:table-row>
        <table:table-row table:style-name="ro1">
          <table:table-cell table:style-name="ce27" office:value-type="string">
            <text:p>// Portal services</text:p>
          </table:table-cell>
          <table:table-cell table:style-name="ce27" table:number-columns-repeated="7"/>
          <table:table-cell table:style-name="ce33"/>
          <table:table-cell table:style-name="ce27" table:number-columns-repeated="247"/>
        </table:table-row>
        <table:table-row table:style-name="ro1">
          <table:table-cell table:style-name="ce25" office:value-type="string">
            <text:p>//FAM</text:p>
          </table:table-cell>
          <table:table-cell table:style-name="ce25" office:value-type="string">
            <text:p>Service Portail(PORTAL_SERVICE)</text:p>
          </table:table-cell>
          <table:table-cell table:style-name="ce25" office:value-type="string">
            <text:p>&lt;specid&gt;</text:p>
          </table:table-cell>
          <table:table-cell table:style-name="ce25" office:value-type="string">
            <text:p>&lt;fldid&gt;</text:p>
          </table:table-cell>
          <table:table-cell table:style-name="ce25" office:value-type="string">
            <text:p>Title</text:p>
          </table:table-cell>
          <table:table-cell table:style-name="ce25" office:value-type="string">
            <text:p>Description</text:p>
          </table:table-cell>
          <table:table-cell table:style-name="ce25" office:value-type="string">
            <text:p>Consultation</text:p>
          </table:table-cell>
          <table:table-cell table:style-name="ce25" office:value-type="string">
            <text:p>Edition</text:p>
          </table:table-cell>
          <table:table-cell table:style-name="ce31" office:value-type="string">
            <text:p>Catégorie</text:p>
          </table:table-cell>
          <table:table-cell table:style-name="ce25" office:value-type="string">
            <text:p>Délai de rafraîchissement</text:p>
          </table:table-cell>
          <table:table-cell table:style-name="ce25" office:value-type="string">
            <text:p>Disponible</text:p>
          </table:table-cell>
          <table:table-cell table:style-name="ce25" office:value-type="string">
            <text:p>Interactif</text:p>
          </table:table-cell>
          <table:table-cell table:style-name="ce25" office:value-type="string">
            <text:p>Modifiable</text:p>
          </table:table-cell>
          <table:table-cell table:style-name="ce25" office:value-type="string">
            <text:p>Obligatoire</text:p>
          </table:table-cell>
          <table:table-cell table:style-name="ce25"/>
          <table:table-cell table:style-name="ce25" office:value-type="string">
            <text:p>JS File</text:p>
          </table:table-cell>
          <table:table-cell table:style-name="ce27" office:value-type="string">
            <text:p>CSS File</text:p>
          </table:table-cell>
          <table:table-cell table:style-name="ce27" table:number-columns-repeated="239"/>
        </table:table-row>
        <table:table-row table:style-name="ro1">
          <table:table-cell table:style-name="ce26" office:value-type="string">
            <text:p>ORDER</text:p>
          </table:table-cell>
          <table:table-cell table:style-name="ce26" office:value-type="string">
            <text:p>PORTAL_SERVICE</text:p>
          </table:table-cell>
          <table:table-cell table:style-name="ce26" table:number-columns-repeated="2"/>
          <table:table-cell table:style-name="ce26" office:value-type="string">
            <text:p>psvc_title</text:p>
          </table:table-cell>
          <table:table-cell table:style-name="ce26" office:value-type="string">
            <text:p>psvc_descr</text:p>
          </table:table-cell>
          <table:table-cell table:style-name="ce26" office:value-type="string">
            <text:p>psvc_vurl</text:p>
          </table:table-cell>
          <table:table-cell table:style-name="ce26" office:value-type="string">
            <text:p>psvc_eurl</text:p>
          </table:table-cell>
          <table:table-cell table:style-name="ce32" office:value-type="string">
            <text:p>psvc_categorie</text:p>
          </table:table-cell>
          <table:table-cell table:style-name="ce26" office:value-type="string">
            <text:p>psvc_refreshd</text:p>
          </table:table-cell>
          <table:table-cell table:style-name="ce26" office:value-type="string">
            <text:p>psvc_available</text:p>
          </table:table-cell>
          <table:table-cell table:style-name="ce26" office:value-type="string">
            <text:p>psvc_interactif</text:p>
          </table:table-cell>
          <table:table-cell table:style-name="ce26" office:value-type="string">
            <text:p>psvc_umode</text:p>
          </table:table-cell>
          <table:table-cell table:style-name="ce26" office:value-type="string">
            <text:p>psvc_mandatory</text:p>
          </table:table-cell>
          <table:table-cell table:style-name="ce26" office:value-type="string">
            <text:p>psvc_appneeded</text:p>
          </table:table-cell>
          <table:table-cell table:style-name="ce26" office:value-type="string">
            <text:p>psvc_jsfile</text:p>
          </table:table-cell>
          <table:table-cell office:value-type="string">
            <text:p>psvc_cssfile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WELCOME</text:p>
          </table:table-cell>
          <table:table-cell/>
          <table:table-cell office:value-type="string">
            <text:p>Bienvenue</text:p>
          </table:table-cell>
          <table:table-cell office:value-type="string">
            <text:p>Service d'accueil sur le portail</text:p>
          </table:table-cell>
          <table:table-cell office:value-type="string">
            <text:p>[CORE_STANDURL]&amp;sole=Y&amp;app=WEBDESK&amp;action=GSVC&amp;sname=welcome</text:p>
          </table:table-cell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MAIL</text:p>
          </table:table-cell>
          <table:table-cell/>
          <table:table-cell office:value-type="string">
            <text:p>Messagerie</text:p>
          </table:table-cell>
          <table:table-cell office:value-type="string">
            <text:p>Consultation de ma messagerie</text:p>
          </table:table-cell>
          <table:table-cell office:value-type="string">
            <text:p>[CORE_BASEURL]app=WEBDESK&amp;action=SVCMAIL</text:p>
          </table:table-cell>
          <table:table-cell office:value-type="string">
            <text:p>[CORE_BASEURL]app=WEBDESK&amp;action=ESVCMAIL</text:p>
          </table:table-cell>
          <table:table-cell office:value-type="string">
            <text:p>101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ARDOISE</text:p>
          </table:table-cell>
          <table:table-cell/>
          <table:table-cell table:number-columns-repeated="2" office:value-type="string">
            <text:p>Mon ardoise</text:p>
          </table:table-cell>
          <table:table-cell office:value-type="string">
            <text:p>[CORE_BASEURL]app=WEBDESK&amp;action=SVCARDOISE</text:p>
          </table:table-cell>
          <table:table-cell office:value-type="string">
            <text:p>[CORE_BASEURL]app=WEBDESK&amp;action=ESVCARDOISE</text:p>
          </table:table-cell>
          <table:table-cell office:value-type="string">
            <text:p>109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EBDESK:svcardoise.js</text:p>
          </table:table-cell>
          <table:table-cell table:number-columns-repeated="240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TODOS</text:p>
          </table:table-cell>
          <table:table-cell/>
          <table:table-cell office:value-type="string">
            <text:p>Mes tâches</text:p>
          </table:table-cell>
          <table:table-cell office:value-type="string">
            <text:p>Les tâches à nettoyer</text:p>
          </table:table-cell>
          <table:table-cell office:value-type="string">
            <text:p>[CORE_STANDURL]app=WGCAL&amp;action=WGCAL_TODOVIEW&amp;mo=L</text:p>
          </table:table-cell>
          <table:table-cell/>
          <table:table-cell office:value-type="string">
            <text:p>109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GCAL</text:p>
          </table:table-cell>
          <table:table-cell table:number-columns-repeated="241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WAITRV</text:p>
          </table:table-cell>
          <table:table-cell/>
          <table:table-cell office:value-type="string">
            <text:p>Rendez-vous proposés</text:p>
          </table:table-cell>
          <table:table-cell office:value-type="string">
            <text:p>Rendez-vous proposés à accepter ou refuser</text:p>
          </table:table-cell>
          <table:table-cell office:value-type="string">
            <text:p>[CORE_STANDURL]app=WGCAL&amp;action=WGCAL_WAITRV&amp;mo=L</text:p>
          </table:table-cell>
          <table:table-cell/>
          <table:table-cell office:value-type="string">
            <text:p>101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WGCAL</text:p>
          </table:table-cell>
          <table:table-cell table:number-columns-repeated="241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AGENDA</text:p>
          </table:table-cell>
          <table:table-cell/>
          <table:table-cell office:value-type="string">
            <text:p>Mon agenda</text:p>
          </table:table-cell>
          <table:table-cell office:value-type="string">
            <text:p>Rendez-vous à venir</text:p>
          </table:table-cell>
          <table:table-cell office:value-type="string">
            <text:p>[CORE_STANDURL]app=WGCAL&amp;action=WGCAL_PORTAL&amp;mo=L</text:p>
          </table:table-cell>
          <table:table-cell office:value-type="string">
            <text:p>[CORE_STANDURL]app=WGCAL&amp;action=WGCAL_EPORTAL</text:p>
          </table:table-cell>
          <table:table-cell office:value-type="string">
            <text:p>101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GCAL</text:p>
          </table:table-cell>
          <table:table-cell table:number-columns-repeated="241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LOCKEDDOCS</text:p>
          </table:table-cell>
          <table:table-cell/>
          <table:table-cell office:value-type="string">
            <text:p>Mes documents verrouillés</text:p>
          </table:table-cell>
          <table:table-cell office:value-type="string">
            <text:p>Liste de mes documents verrouillés</text:p>
          </table:table-cell>
          <table:table-cell office:value-type="string">
            <text:p>[CORE_BASEURL]app=WEBDESK&amp;action=FREEDOM_SEARCH&amp;s=MY_LOCKED_DOCS</text:p>
          </table:table-cell>
          <table:table-cell/>
          <table:table-cell office:value-type="string">
            <text:p>102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DL</text:p>
          </table:table-cell>
          <table:table-cell table:number-columns-repeated="241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AFFECTEDDOCS</text:p>
          </table:table-cell>
          <table:table-cell/>
          <table:table-cell office:value-type="string">
            <text:p>Mes documents affectés</text:p>
          </table:table-cell>
          <table:table-cell office:value-type="string">
            <text:p>Liste de mes documents affectés</text:p>
          </table:table-cell>
          <table:table-cell office:value-type="string">
            <text:p>[CORE_BASEURL]app=WEBDESK&amp;action=FREEDOM_SEARCH&amp;s=MY_AFFECT_DOCS</text:p>
          </table:table-cell>
          <table:table-cell/>
          <table:table-cell office:value-type="string">
            <text:p>102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DL</text:p>
          </table:table-cell>
          <table:table-cell table:number-columns-repeated="241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INCIDENT</text:p>
          </table:table-cell>
          <table:table-cell/>
          <table:table-cell office:value-type="string">
            <text:p>Incident en cours</text:p>
          </table:table-cell>
          <table:table-cell office:value-type="string">
            <text:p>Les incidents sur lesquels je dois intervenir</text:p>
          </table:table-cell>
          <table:table-cell office:value-type="string">
            <text:p>[CORE_STANDURL]app=WEBDESK&amp;action=INCIDENT</text:p>
          </table:table-cell>
          <table:table-cell/>
          <table:table-cell office:value-type="string">
            <text:p>109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INCIDENT</text:p>
          </table:table-cell>
          <table:table-cell table:number-columns-repeated="24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FREEDOMRSS</text:p>
          </table:table-cell>
          <table:table-cell/>
          <table:table-cell office:value-type="string">
            <text:p>Flux RSS Freedom</text:p>
          </table:table-cell>
          <table:table-cell office:value-type="string">
            <text:p>Abonnement aux flux RSS Freedom</text:p>
          </table:table-cell>
          <table:table-cell office:value-type="string">
            <text:p>[CORE_BASEURL]app=WEBDESK&amp;action=GSVC&amp;sname=FREEDOMRSS</text:p>
          </table:table-cell>
          <table:table-cell office:value-type="string">
            <text:p>[CORE_BASEURL]app=WEBDESK&amp;action=GSVC&amp;sname=FREEDOMRSS_EDIT</text:p>
          </table:table-cell>
          <table:table-cell office:value-type="string">
            <text:p>1020</text:p>
          </table:table-cell>
          <table:table-cell office:value-type="float" office:value="120">
            <text:p>12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DL</text:p>
          </table:table-cell>
          <table:table-cell office:value-type="string">
            <text:p>WEBDESK:freedomrss.js</text:p>
          </table:table-cell>
          <table:table-cell office:value-type="string">
            <text:p>WEBDESK:freedomrss.css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CONTACTSEARCH</text:p>
          </table:table-cell>
          <table:table-cell/>
          <table:table-cell office:value-type="string">
            <text:p>Carnet d'adresse</text:p>
          </table:table-cell>
          <table:table-cell office:value-type="string">
            <text:p>Recherche dans le carnet d'adresse</text:p>
          </table:table-cell>
          <table:table-cell office:value-type="string">
            <text:p>[CORE_BASEURL]app=WEBDESK&amp;action=GSVC&amp;sname=SVCCONTACT</text:p>
          </table:table-cell>
          <table:table-cell office:value-type="string">
            <text:p>[CORE_BASEURL]app=WEBDESK&amp;action=GSVC&amp;sname=SVCCONTACT&amp;sact=edit</text:p>
          </table:table-cell>
          <table:table-cell office:value-type="string">
            <text:p>101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USERCARD</text:p>
          </table:table-cell>
          <table:table-cell office:value-type="string">
            <text:p>WEBDESK:svccontact.js</text:p>
          </table:table-cell>
          <table:table-cell office:value-type="string">
            <text:p>WEBDESK:svccontact.css</text:p>
          </table:table-cell>
          <table:table-cell table:number-columns-repeated="239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FSEARCH</text:p>
          </table:table-cell>
          <table:table-cell/>
          <table:table-cell office:value-type="string">
            <text:p>Recherche Freedom</text:p>
          </table:table-cell>
          <table:table-cell office:value-type="string">
            <text:p>Recherche Freedom par famille</text:p>
          </table:table-cell>
          <table:table-cell office:value-type="string">
            <text:p>[CORE_BASEURL]app=WEBDESK&amp;action=FREEDOM_FSEARCH</text:p>
          </table:table-cell>
          <table:table-cell/>
          <table:table-cell office:value-type="float" office:value="1020">
            <text:p>102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DL</text:p>
          </table:table-cell>
          <table:table-cell table:number-columns-repeated="241"/>
        </table:table-row>
        <table:table-row table:style-name="ro1">
          <table:table-cell table:number-columns-repeated="256"/>
        </table:table-row>
        <table:table-row table:style-name="ro1">
          <table:table-cell table:style-name="ce28" office:value-type="string">
            <text:p>// Actualité</text:p>
          </table:table-cell>
          <table:table-cell table:style-name="ce28" table:number-columns-repeated="255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UNE</text:p>
          </table:table-cell>
          <table:table-cell/>
          <table:table-cell office:value-type="string">
            <text:p>Le monde, à la une</text:p>
          </table:table-cell>
          <table:table-cell/>
          <table:table-cell office:value-type="string">
            <text:p>[CORE_BASEURL]app=WEBDESK&amp;action=SVCRSS&amp;rss=http://www.lemonde.fr/rss/sequence/0,2-3208,1-0,0.xml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50">
            <text:p>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INT</text:p>
          </table:table-cell>
          <table:table-cell/>
          <table:table-cell office:value-type="string">
            <text:p>Le monde, international</text:p>
          </table:table-cell>
          <table:table-cell/>
          <table:table-cell office:value-type="string">
            <text:p>[CORE_BASEURL]app=WEBDESK&amp;action=SVCRSS&amp;rss=<text:a xlink:href="http://www.lemonde.fr/rss/sequence/0,2-3210,1-0,0.xml">http://www.lemonde.fr/rss/sequence/0,2-3210,1-0,0.xml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50">
            <text:p>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SOC</text:p>
          </table:table-cell>
          <table:table-cell/>
          <table:table-cell office:value-type="string">
            <text:p>Le monde, société</text:p>
          </table:table-cell>
          <table:table-cell/>
          <table:table-cell office:value-type="string">
            <text:p>[CORE_BASEURL]app=WEBDESK&amp;action=SVCRSS&amp;rss=<text:a xlink:href="http://www.lemonde.fr/rss/sequence/0,2-3226,1-0,0.xml">http://www.lemonde.fr/rss/sequence/0,2-3226,1-0,0.xml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50">
            <text:p>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UNE</text:p>
          </table:table-cell>
          <table:table-cell/>
          <table:table-cell office:value-type="string">
            <text:p>Libération, actualités</text:p>
          </table:table-cell>
          <table:table-cell/>
          <table:table-cell office:value-type="string">
            <text:p>[CORE_BASEURL]app=WEBDESK&amp;action=SVCRSS&amp;rss=<text:a xlink:href="http://www.liberation/">http://www.liberation</text:a>.fr/interactif/rss/actualites/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50">
            <text:p>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INT</text:p>
          </table:table-cell>
          <table:table-cell/>
          <table:table-cell office:value-type="string">
            <text:p>Libération, monde</text:p>
          </table:table-cell>
          <table:table-cell/>
          <table:table-cell office:value-type="string">
            <text:p>[CORE_BASEURL]app=WEBDESK&amp;action=SVCRSS&amp;rss=<text:a xlink:href="http://www.liberation/">http://www.liberation</text:a>.fr/interactif/rss/actualites/monde/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50">
            <text:p>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SOC</text:p>
          </table:table-cell>
          <table:table-cell/>
          <table:table-cell office:value-type="string">
            <text:p>Libération, société</text:p>
          </table:table-cell>
          <table:table-cell/>
          <table:table-cell office:value-type="string">
            <text:p>[CORE_BASEURL]app=WEBDESK&amp;action=SVCRSS&amp;rss=<text:a xlink:href="http://www.liberation/">http://www.liberation</text:a>.fr/interactif/rss/actualites/societe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50">
            <text:p>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ENTREPRISE</text:p>
          </table:table-cell>
          <table:table-cell/>
          <table:table-cell office:value-type="string">
            <text:p>Libération, économie</text:p>
          </table:table-cell>
          <table:table-cell/>
          <table:table-cell office:value-type="string">
            <text:p>[CORE_BASEURL]app=WEBDESK&amp;action=SVCRSS&amp;rss=<text:a xlink:href="http://www.liberation/">http://www.liberation</text:a>.fr/interactif/rss/actualites/economie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10">
            <text:p>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ENTREPRISE</text:p>
          </table:table-cell>
          <table:table-cell/>
          <table:table-cell office:value-type="string">
            <text:p>Le monde, entreprise</text:p>
          </table:table-cell>
          <table:table-cell/>
          <table:table-cell office:value-type="string">
            <text:p>[CORE_BASEURL]app=WEBDESK&amp;action=SVCRSS&amp;rss=<text:a xlink:href="http://www.lemonde.fr/rss/sequence/0,2-3234,1-0,0.xml">http://www.lemonde.fr/rss/sequence/0,2-3234,1-0,0.xml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10">
            <text:p>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ECHOS_UNE</text:p>
          </table:table-cell>
          <table:table-cell/>
          <table:table-cell office:value-type="string">
            <text:p>Les Echos : Une</text:p>
          </table:table-cell>
          <table:table-cell/>
          <table:table-cell office:value-type="string">
            <text:p>[CORE_BASEURL]app=WEBDESK&amp;action=SVCRSS&amp;rss=<text:a xlink:href="http://www.lesechos.fr/rss/rss_une.xml">http://www.lesechos.fr/rss/rss_une.xml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10">
            <text:p>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ECHOS_FRANCE</text:p>
          </table:table-cell>
          <table:table-cell/>
          <table:table-cell office:value-type="string">
            <text:p>Les Echos : France</text:p>
          </table:table-cell>
          <table:table-cell/>
          <table:table-cell office:value-type="string">
            <text:p>[CORE_BASEURL]app=WEBDESK&amp;action=SVCRSS&amp;rss=<text:a xlink:href="http://www.lesechos.fr/rss/rss_france.xml">http://www.lesechos.fr/rss/rss_france.xml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10">
            <text:p>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ECHOS_INTER</text:p>
          </table:table-cell>
          <table:table-cell/>
          <table:table-cell office:value-type="string">
            <text:p>Les Echos : International</text:p>
          </table:table-cell>
          <table:table-cell/>
          <table:table-cell office:value-type="string">
            <text:p>[CORE_BASEURL]app=WEBDESK&amp;action=SVCRSS&amp;rss=<text:a xlink:href="http://www.lesechos.fr/rss/rss_inter.xml">http://www.lesechos.fr/rss/rss_inter.xml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10">
            <text:p>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ECHOS_CAC40</text:p>
          </table:table-cell>
          <table:table-cell/>
          <table:table-cell office:value-type="string">
            <text:p>Les Echos : CAC40</text:p>
          </table:table-cell>
          <table:table-cell/>
          <table:table-cell office:value-type="string">
            <text:p>[CORE_BASEURL]app=WEBDESK&amp;action=SVCRSS&amp;rss=<text:a xlink:href="http://www.lesechos.fr/rss/rss_info_cac40">http://www.lesechos.fr/rss/rss_info_cac40</text:a>.xml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10">
            <text:p>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2">
          <table:table-cell table:style-name="ce29" table:number-columns-repeated="256"/>
        </table:table-row>
        <table:table-row table:style-name="ro1">
          <table:table-cell table:style-name="ce28" office:value-type="string">
            <text:p>// Info</text:p>
          </table:table-cell>
          <table:table-cell table:style-name="ce28" table:number-columns-repeated="255"/>
        </table:table-row>
        <table:table-row table:style-name="ro1">
          <table:table-cell table:style-name="ce29"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DE_TECHNO</text:p>
          </table:table-cell>
          <table:table-cell/>
          <table:table-cell office:value-type="string">
            <text:p>Le monde, technologies</text:p>
          </table:table-cell>
          <table:table-cell/>
          <table:table-cell office:value-type="string">
            <text:p>[CORE_BASEURL]app=WEBDESK&amp;action=SVCRSS&amp;rss=http://www.lemonde.fr/rss/sequence/0,2-651865,1-0,0.xml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4005">
            <text:p>4005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WEB2</text:p>
          </table:table-cell>
          <table:table-cell/>
          <table:table-cell office:value-type="string">
            <text:p>Libération, Web 2.0</text:p>
          </table:table-cell>
          <table:table-cell/>
          <table:table-cell office:value-type="string">
            <text:p>[CORE_BASEURL]app=WEBDESK&amp;action=SVCRSS&amp;rss=<text:a xlink:href="http://www.liberation.fr/interactif/rss/opinionsrss/web20rss/">http://www.liberation.fr/interactif/rss/opinionsrss/web20rss/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4005">
            <text:p>4005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NUX_FR</text:p>
          </table:table-cell>
          <table:table-cell/>
          <table:table-cell office:value-type="string">
            <text:p>Linux FR</text:p>
          </table:table-cell>
          <table:table-cell/>
          <table:table-cell office:value-type="string">
            <text:p>[CORE_BASEURL]app=WEBDESK&amp;action=SVCRSS&amp;rss=http://linuxfr.org/backend/news-homepage/rss20.rss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4010">
            <text:p>4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PHP</text:p>
          </table:table-cell>
          <table:table-cell/>
          <table:table-cell office:value-type="string">
            <text:p>PHP</text:p>
          </table:table-cell>
          <table:table-cell/>
          <table:table-cell office:value-type="string">
            <text:p>[CORE_BASEURL]app=WEBDESK&amp;action=SVCRSS&amp;rss=http://www.php.net/news.rss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4010">
            <text:p>4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TTMAC</text:p>
          </table:table-cell>
          <table:table-cell/>
          <table:table-cell office:value-type="string">
            <text:p>Tout sur les macs</text:p>
          </table:table-cell>
          <table:table-cell office:value-type="string">
            <text:p>MacBidouille.com</text:p>
          </table:table-cell>
          <table:table-cell office:value-type="string">
            <text:p>[CORE_BASEURL]app=WEBDESK&amp;action=SVCRSS&amp;rss=http://www.macbidouille.com/macbidouille.rss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4090">
            <text:p>409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28" office:value-type="string">
            <text:p>// Loisirs</text:p>
          </table:table-cell>
          <table:table-cell table:style-name="ce28" table:number-columns-repeated="255"/>
        </table:table-row>
        <table:table-row table:style-name="ro1">
          <table:table-cell table:style-name="ce29"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EQUIPE</text:p>
          </table:table-cell>
          <table:table-cell/>
          <table:table-cell office:value-type="string">
            <text:p>L'équipe</text:p>
          </table:table-cell>
          <table:table-cell/>
          <table:table-cell office:value-type="string">
            <text:p>[CORE_BASEURL]app=WEBDESK&amp;action=SVCRSS&amp;rss=http://www.lequipe.fr/Xml/actu_rss.xml&amp;q=&amp;start=0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5010">
            <text:p>5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SPORT</text:p>
          </table:table-cell>
          <table:table-cell/>
          <table:table-cell office:value-type="string">
            <text:p>Le monde, Sport</text:p>
          </table:table-cell>
          <table:table-cell/>
          <table:table-cell office:value-type="string">
            <text:p>[CORE_BASEURL]app=WEBDESK&amp;action=SVCRSS&amp;rss=<text:a xlink:href="http://www.lemonde.fr/rss/sequence/0,2-3476,1-0,0.xml">http://www.lemonde.fr/rss/sequence/0,2-3476,1-0,0.xml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5010">
            <text:p>5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SPORT</text:p>
          </table:table-cell>
          <table:table-cell/>
          <table:table-cell office:value-type="string">
            <text:p>Libération, sport</text:p>
          </table:table-cell>
          <table:table-cell/>
          <table:table-cell office:value-type="string">
            <text:p>[CORE_BASEURL]app=WEBDESK&amp;action=SVCRSS&amp;rss=<text:a xlink:href="http://www.liberation/">http://www.liberation</text:a>.fr/interactif/rss/actualites/sports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5010">
            <text:p>5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style-name="ce29"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PHOTNUME</text:p>
          </table:table-cell>
          <table:table-cell/>
          <table:table-cell office:value-type="string">
            <text:p>Photographie Numérique</text:p>
          </table:table-cell>
          <table:table-cell/>
          <table:table-cell office:value-type="string">
            <text:p>[CORE_BASEURL]app=WEBDESK&amp;action=SVCRSS&amp;rss=http://www.dpreview.com/news/dpr.rdf&amp;q=&amp;start=0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ALLOCINE_UNE</text:p>
          </table:table-cell>
          <table:table-cell/>
          <table:table-cell office:value-type="string">
            <text:p>AlloCiné, à l'affiche</text:p>
          </table:table-cell>
          <table:table-cell/>
          <table:table-cell office:value-type="string">
            <text:p>[CORE_BASEURL]app=WEBDESK&amp;action=SVCRSS&amp;rss=<text:a xlink:href="http://www.allocine.fr/xml/rss/cettesemaine.xml">http://www.allocine.fr/xml/rss/cettesemaine.xml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5020">
            <text:p>502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ALLOCINE_PROCH</text:p>
          </table:table-cell>
          <table:table-cell/>
          <table:table-cell office:value-type="string">
            <text:p>AlloCiné, prochainement</text:p>
          </table:table-cell>
          <table:table-cell/>
          <table:table-cell office:value-type="string">
            <text:p>[CORE_BASEURL]app=WEBDESK&amp;action=SVCRSS&amp;rss=<text:a xlink:href="http://www.allocine.fr/xml/rss/prochainement">http://www.allocine.fr/xml/rss/prochainement</text:a>.xml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5020">
            <text:p>502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CINE</text:p>
          </table:table-cell>
          <table:table-cell/>
          <table:table-cell office:value-type="string">
            <text:p>Le monde, Cinéma</text:p>
          </table:table-cell>
          <table:table-cell/>
          <table:table-cell office:value-type="string">
            <text:p>[CORE_BASEURL]app=WEBDESK&amp;action=SVCRSS&amp;rss=<text:a xlink:href="http://www.lemonde.fr/rss/sequence/0,2-3476,1-0,0.xml">http://www.lemonde.fr/rss/sequence/0,2-3476,1-0,0.xml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5020">
            <text:p>502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CINE</text:p>
          </table:table-cell>
          <table:table-cell/>
          <table:table-cell office:value-type="string">
            <text:p>Libération, cinéma</text:p>
          </table:table-cell>
          <table:table-cell/>
          <table:table-cell office:value-type="string">
            <text:p>[CORE_BASEURL]app=WEBDESK&amp;action=SVCRSS&amp;rss=<text:a xlink:href="http://www.liberation.fr/interactif/rss/culturerss/cinemarss/">http://www.liberation.fr/interactif/rss/culturerss/cinemarss/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5020">
            <text:p>502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METEO</text:p>
          </table:table-cell>
          <table:table-cell/>
          <table:table-cell office:value-type="string">
            <text:p>Météo</text:p>
          </table:table-cell>
          <table:table-cell office:value-type="string">
            <text:p>Météo (données METAR -aviation-)</text:p>
          </table:table-cell>
          <table:table-cell office:value-type="string">
            <text:p>[CORE_STANDURL]&amp;sole=Y&amp;app=WEBDESK&amp;action=GSVC&amp;sname=meteo</text:p>
          </table:table-cell>
          <table:table-cell office:value-type="string">
            <text:p>[CORE_STANDURL]&amp;sole=Y&amp;app=WEBDESK&amp;action=GSVC&amp;sname=meteo&amp;sact=edit</text:p>
          </table:table-cell>
          <table:table-cell office:value-type="float" office:value="5030">
            <text:p>503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SAMPLEGAME_1</text:p>
          </table:table-cell>
          <table:table-cell/>
          <table:table-cell office:value-type="string">
            <text:p>Pacman</text:p>
          </table:table-cell>
          <table:table-cell office:value-type="string">
            <text:p>Pacman, l'original</text:p>
          </table:table-cell>
          <table:table-cell office:value-type="string">
            <text:p>[CORE_STANDURL]&amp;sole=Y&amp;app=WEBDESK&amp;action=GSVC&amp;sname=embed&amp;url=http://www.geocities.com/mittensdusty/pacman.swf</text:p>
          </table:table-cell>
          <table:table-cell/>
          <table:table-cell office:value-type="float" office:value="5090">
            <text:p>50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SAMPLEGAME_2</text:p>
          </table:table-cell>
          <table:table-cell/>
          <table:table-cell office:value-type="string">
            <text:p>Tetris</text:p>
          </table:table-cell>
          <table:table-cell office:value-type="string">
            <text:p>Tetris, on le présente plus</text:p>
          </table:table-cell>
          <table:table-cell office:value-type="string">
            <text:p>[CORE_STANDURL]&amp;sole=Y&amp;app=WEBDESK&amp;action=GSVC&amp;sname=embed&amp;url=http://www.geocities.com/mittensdusty/tetris.swf</text:p>
          </table:table-cell>
          <table:table-cell/>
          <table:table-cell office:value-type="float" office:value="5090">
            <text:p>50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SAMPLEGAME_3</text:p>
          </table:table-cell>
          <table:table-cell/>
          <table:table-cell office:value-type="string">
            <text:p>Space Invaders</text:p>
          </table:table-cell>
          <table:table-cell office:value-type="string">
            <text:p>Que faut il en dire !!!</text:p>
          </table:table-cell>
          <table:table-cell office:value-type="string">
            <text:p>[CORE_STANDURL]&amp;sole=Y&amp;app=WEBDESK&amp;action=GSVC&amp;sname=embed&amp;url=http://www.geocities.com/mittensdusty/invaders.swf</text:p>
          </table:table-cell>
          <table:table-cell/>
          <table:table-cell office:value-type="float" office:value="5090">
            <text:p>50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ANYURL</text:p>
          </table:table-cell>
          <table:table-cell/>
          <table:table-cell office:value-type="string">
            <text:p>Lien internet</text:p>
          </table:table-cell>
          <table:table-cell office:value-type="string">
            <text:p>Voir une page internet</text:p>
          </table:table-cell>
          <table:table-cell office:value-type="string">
            <text:p>[CORE_BASEURL]app=WEBDESK&amp;action=GURL</text:p>
          </table:table-cell>
          <table:table-cell office:value-type="string">
            <text:p>[CORE_BASEURL]app=WEBDESK&amp;action=EGURL</text:p>
          </table:table-cell>
          <table:table-cell office:value-type="float" office:value="90">
            <text:p>9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READER</text:p>
          </table:table-cell>
          <table:table-cell/>
          <table:table-cell office:value-type="string">
            <text:p>RSS</text:p>
          </table:table-cell>
          <table:table-cell office:value-type="string">
            <text:p>Lecteur RSS</text:p>
          </table:table-cell>
          <table:table-cell office:value-type="string">
            <text:p>[CORE_BASEURL]app=WEBDESK&amp;action=SVCRSS</text:p>
          </table:table-cell>
          <table:table-cell office:value-type="string">
            <text:p>[CORE_BASEURL]app=WEBDESK&amp;action=ESVCRSS</text:p>
          </table:table-cell>
          <table:table-cell office:value-type="float" office:value="90">
            <text:p>9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PORTALSERVICES</text:p>
          </table:table-cell>
          <table:table-cell/>
          <table:table-cell office:value-type="string">
            <text:p>Services portails</text:p>
          </table:table-cell>
          <table:table-cell office:value-type="string">
            <text:p>Liste des services portails disponibles</text:p>
          </table:table-cell>
          <table:table-cell office:value-type="string">
            <text:p>[CORE_BASEURL]app=WEBDESK&amp;action=FREEDOM_SEARCH&amp;s=1826</text:p>
          </table:table-cell>
          <table:table-cell office:value-type="string">
            <text:p>[CORE_BASEURL]app=WEBDESK&amp;action=EFREEDOM_SEARCH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BDESK</text:p>
          </table:table-cell>
          <table:table-cell table:number-columns-repeated="241"/>
        </table:table-row>
        <table:table-row table:style-name="ro1" table:number-rows-repeated="6545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Liberation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21">21/01/2011</text:date>, <text:time>18:44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ortalService" style:display-name="PageStyle_PortalServic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UserPortal" style:display-name="PageStyle_UserPorta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it" style:display-name="PageStyle_Ini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1.2$Unix OpenOffice.org_project/Patch 2</meta:generator>
    <meta:creation-date>2006-11-20T10:08:16</meta:creation-date>
    <dc:date>2011-01-21T18:44:05</dc:date>
    <meta:editing-cycles>33</meta:editing-cycles>
    <meta:editing-duration>PT07H37M05S</meta:editing-duration>
    <dc:creator>Jérôme Augé</dc:creator>
    <meta:document-statistic meta:table-count="3" meta:cell-count="1032" meta:object-count="0"/>
    <meta:user-defined meta:name="Info 1"/>
    <meta:user-defined meta:name="Info 2"/>
    <meta:user-defined meta:name="Info 3"/>
    <meta:user-defined meta:name="Info 4"/>
  </office:meta>
</office:document-meta>
</file>